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9f73" officeooo:paragraph-rsid="000f9f7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f9f73" officeooo:paragraph-rsid="000f9f7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f9f73" officeooo:paragraph-rsid="000f9f7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9f73" officeooo:paragraph-rsid="000f9f7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2ea59" officeooo:paragraph-rsid="0012ea5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9f73" officeooo:paragraph-rsid="000f9f73"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60b06" officeooo:paragraph-rsid="00160b06"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f9f73" officeooo:paragraph-rsid="000f9f73"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2ea59" officeooo:paragraph-rsid="0012ea59"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f9f73" officeooo:paragraph-rsid="00189f6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f9f73" officeooo:paragraph-rsid="0021db4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9f73" officeooo:paragraph-rsid="000f9f7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a7cec" officeooo:paragraph-rsid="001a7ce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2ea59" officeooo:paragraph-rsid="0012ea5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9f73" officeooo:paragraph-rsid="000f9f73" style:font-size-asian="10.5pt" style:font-weight-asian="normal" style:font-size-complex="12pt" style:font-weight-complex="normal"/>
    </style:style>
    <style:style style:name="T1" style:family="text">
      <style:text-properties officeooo:rsid="0017d471"/>
    </style:style>
    <style:style style:name="T2" style:family="text">
      <style:text-properties officeooo:rsid="001a210d"/>
    </style:style>
    <style:style style:name="T3" style:family="text">
      <style:text-properties officeooo:rsid="001bbd5a"/>
    </style:style>
    <style:style style:name="T4" style:family="text">
      <style:text-properties officeooo:rsid="001fe418"/>
    </style:style>
    <style:style style:name="T5" style:family="text">
      <style:text-properties officeooo:rsid="0021db46"/>
    </style:style>
    <style:style style:name="T6" style:family="text">
      <style:text-properties officeooo:rsid="0025db9d"/>
    </style:style>
    <style:style style:name="T7" style:family="text">
      <style:text-properties officeooo:rsid="00264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1"/>
      <text:p text:style-name="P7">Implémentation d'un lecteur de badges dans le cadre d'un système de gestion de restaurant d'entreprise</text:p>
      <text:p text:style-name="P7"/>
      <text:p text:style-name="P7"/>
      <text:p text:style-name="P7"/>
      <text:p text:style-name="P8"><text:span text:style-name="T6">I- Présentation</text:span> générale du projet</text:p>
      <text:p text:style-name="P4"/>
      <text:p text:style-name="P4"/>
      <text:p text:style-name="P3"><text:tab/>Nous avons comme projet le n°8 ayant pour sujet l'implémentation d'un lecteur de badges dans le cadre d'un système de gestion d'un restaurant d'entreprise permettant de gérer l'accès au self du personnel d'une e<text:span text:style-name="T2">ntreprise</text:span>. Nous avons pour maître d'oeuvre Mr. Bernard Jampy et pour maître d'ouvrage des entreprises susceptibles d'être intéressé par la gestion de leur self. Notre groupe est composé de Bastien Gandboeuf, Yohann Bethoule, Léandre Perrot, Jérémy Tessanne et Anthony Brousse qui est notre chef de projet.</text:p>
      <text:p text:style-name="P2"/>
      <text:p text:style-name="P10"><text:tab/><text:span text:style-name="T1">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13">Cette application permettra aux entreprises souhaitant ouvrir un restaurant de type self-service pour leurs employés de mettre en place rapidement une interface permettant la totalité de la gestion des paiements. <text:span text:style-name="T3">Elle</text:span> sera attractive et facile à prendre en main pour un non-informaticien. <text:span text:style-name="T3">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11"><text:span text:style-name="T5">Nous aurons à prendre</text:span> en compte les <text:span text:style-name="T4">fonctionnalités requises</text:span> <text:span text:style-name="T4">par l</text:span>es différents acteurs : <text:span text:style-name="T5">usager, </text:span><text:s/><text:span text:style-name="T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
      <text:p text:style-name="P3"><text:tab/><text:span text:style-name="T7">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nisi </text:span><text:soft-page-break/><text:span text:style-name="T7">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Nous rendrons aussi un rapport de projet l'accompagnant. Nous estimons notre budget entre 100 et 200€ pour l'achat d'un lecteur de carte auquel nous rajouterons nos salaires respectifs. En estimant nos heures de travail à 8 par semaine de cours chacun, et en considérant le départ d'un élément du groupe après 7 semaines de travail, nous arrivons à un total de 5 040€ pour nos salaires.</text:span></text:p>
      <text:p text:style-name="P3"/>
      <text:p text:style-name="P3"/>
      <text:p text:style-name="P3"/>
      <text:p text:style-name="P9">II- Cahier des charges fonctionnel</text:p>
      <text:p text:style-name="P9"/>
      <text:p text:style-name="P9"/>
      <text:p text:style-name="P9"/>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8:33:48.406455947</meta:creation-date>
    <dc:date>2016-11-29T09:44:03.485964189</dc:date>
    <meta:editing-duration>PT1H9M54S</meta:editing-duration>
    <meta:editing-cycles>20</meta:editing-cycles>
    <meta:generator>LibreOffice/4.3.3.2$Linux_X86_64 LibreOffice_project/430m0$Build-2</meta:generator>
    <meta:document-statistic meta:table-count="0" meta:image-count="0" meta:object-count="0" meta:page-count="2" meta:paragraph-count="9" meta:word-count="687" meta:character-count="4450" meta:non-whitespace-character-count="3765"/>
  </office:meta>
</office:document-meta>
</file>